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466cm"/>
    </style:style>
    <style:style style:name="ESS_5f_SKILL.B" style:display-name="ESS_SKILL.B" style:family="table-column">
      <style:table-column-properties style:column-width="8.848cm"/>
    </style:style>
    <style:style style:name="ESS_5f_SKILL.C" style:display-name="ESS_SKILL.C" style:family="table-column">
      <style:table-column-properties style:column-width="2.619cm"/>
    </style:style>
    <style:style style:name="ESS_5f_SKILL.D" style:display-name="ESS_SKILL.D" style:family="table-column">
      <style:table-column-properties style:column-width="3.976cm"/>
    </style:style>
    <style:style style:name="ESS_5f_SKILL.1" style:display-name="ESS_SKILL.1" style:family="table-row">
      <style:table-row-properties style:min-row-height="1.012cm" style:keep-together="true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ESS_5f_SKILL.C1" style:display-name="ESS_SKILL.C1" style:family="table-cell">
      <style:table-cell-properties fo:background-color="transparent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ESS_5f_SKILL.2" style:display-name="ESS_SKILL.2" style:family="table-row">
      <style:table-row-properties style:keep-together="true" fo:keep-together="auto"/>
    </style:style>
    <style:style style:name="ESS_5f_SKILL.A2" style:display-name="ESS_SKILL.A2" style:family="table-cell" style:data-style-name="N0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NICE_5f_TO_5f_HAVE_5f_SKILL" style:display-name="NICE_TO_HAVE_SKILL" style:family="table">
      <style:table-properties style:width="15.90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466cm"/>
    </style:style>
    <style:style style:name="NICE_5f_TO_5f_HAVE_5f_SKILL.B" style:display-name="NICE_TO_HAVE_SKILL.B" style:family="table-column">
      <style:table-column-properties style:column-width="8.848cm"/>
    </style:style>
    <style:style style:name="NICE_5f_TO_5f_HAVE_5f_SKILL.C" style:display-name="NICE_TO_HAVE_SKILL.C" style:family="table-column">
      <style:table-column-properties style:column-width="2.619cm"/>
    </style:style>
    <style:style style:name="NICE_5f_TO_5f_HAVE_5f_SKILL.D" style:display-name="NICE_TO_HAVE_SKILL.D" style:family="table-column">
      <style:table-column-properties style:column-width="3.976cm"/>
    </style:style>
    <style:style style:name="NICE_5f_TO_5f_HAVE_5f_SKILL.1" style:display-name="NICE_TO_HAVE_SKILL.1" style:family="table-row">
      <style:table-row-properties style:min-row-height="1.012cm" style:keep-together="true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NICE_5f_TO_5f_HAVE_5f_SKILL.C1" style:display-name="NICE_TO_HAVE_SKILL.C1" style:family="table-cell">
      <style:table-cell-properties fo:background-color="transparent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NICE_5f_TO_5f_HAVE_5f_SKILL.2" style:display-name="NICE_TO_HAVE_SKILL.2" style:family="table-row">
      <style:table-row-properties style:keep-together="true"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2.5pt" fo:font-weight="bold" style:font-size-asian="12.5pt" style:font-weight-asian="bold" style:font-size-complex="12.5pt"/>
    </style:style>
    <style:style style:name="P5" style:family="paragraph" style:parent-style-name="Standard">
      <style:paragraph-properties fo:orphans="0" fo:widows="0"/>
      <style:text-properties fo:color="#000000" fo:font-weight="bold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9" style:family="paragraph" style:parent-style-name="Standard">
      <style:paragraph-properties fo:orphans="0" fo:widows="0"/>
      <style:text-properties fo:font-weight="bold" style:font-weight-asian="bold"/>
    </style:style>
    <style:style style:name="P10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-1.251cm" fo:margin-right="0cm" fo:text-indent="0cm" style:auto-text-indent="false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8" style:family="paragraph" style:parent-style-name="Standard">
      <style:paragraph-properties fo:margin-top="0cm" fo:margin-bottom="0cm" fo:text-align="start" style:justify-single-word="false" fo:orphans="2" fo:widows="2"/>
      <style:text-properties fo:color="#000000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orphans="0" fo:widows="0"/>
    </style:style>
    <style:style style:name="P24" style:family="paragraph" style:parent-style-name="Standard">
      <style:paragraph-properties fo:orphans="0" fo:widows="0"/>
      <style:text-properties fo:color="#000000" fo:font-weight="bold" style:font-weight-asian="bold" style:font-size-complex="12.5pt" style:font-weight-complex="bold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00" style:font-name="Arial" fo:font-size="10pt" fo:background-color="#ffffff" style:font-size-asian="10pt" style:font-name-complex="Arial1" style:font-size-complex="10pt" style:font-weight-complex="bold" loext:opacity="100%" loext:char-shading-value="0"/>
    </style:style>
    <style:style style:name="T3" style:family="text">
      <style:text-properties fo:color="#000000" fo:font-size="10pt" style:font-size-asian="10pt" style:font-size-complex="12.5pt" style:font-weight-complex="bold" loext:opacity="100%"/>
    </style:style>
    <style:style style:name="T4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5" style:family="text">
      <style:text-properties fo:color="#000000" fo:font-weight="bold" style:font-weight-asian="bold" style:font-size-complex="12.5pt" style:font-weight-complex="bold" loext:opacity="100%"/>
    </style:style>
    <style:style style:name="T6" style:family="text">
      <style:text-properties fo:color="#000000" loext:opacity="100%" loext:padding="0cm" loext:border="none"/>
    </style:style>
    <style:style style:name="T7" style:family="text">
      <style:text-properties fo:font-size="12.5pt" style:font-size-asian="12.5pt" style:font-name-complex="Calibri1" style:font-size-complex="12.5pt"/>
    </style:style>
    <style:style style:name="T8" style:family="text">
      <style:text-properties fo:font-size="12.5pt" fo:background-color="#ffffff" style:font-size-asian="12.5pt" style:font-name-complex="Calibri1" style:font-size-complex="12.5pt" loext:char-shading-value="0"/>
    </style:style>
    <style:style style:name="T9" style:family="text">
      <style:text-properties fo:color="#5b9bd5" fo:font-weight="bold" style:font-weight-asian="bold" loext:opacity="100%"/>
    </style:style>
    <style:style style:name="T10" style:family="text">
      <style:text-properties style:font-name="Calibri Light" fo:background-color="#ffffff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-start text:name="_Hlk95926626"/>«Insert Procurement Title» </text:p>
      <text:p text:style-name="P3"><text:span text:style-name="T6">Unique Procurement Reference: </text:span>«Insert Procurement ID»</text:p>
      <text:p text:style-name="P1"><text:span text:style-name="T4">Event </text:span><text:span text:style-name="T4">Reference: </text:span><text:bookmark-start text:name="_Hlk92685062"/><text:span text:style-name="T4">«</text:span><text:bookmark-end text:name="_Hlk92685062"/><text:span text:style-name="T4">Insert Event id»</text:span><text:bookmark-end text:name="_Hlk9592662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‘call-off further competition’ in relation to</text:p>
      <text:p text:style-name="P3">LOT «Insert Lot id» «Insert Lot Name»</text:p>
      <text:p text:style-name="P3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4">«Insert Name of Buyer»<text:bookmark-end text:name="_Hlk96322841"/><text:bookmark text:name="_Hlk96322526"/></text:p>
      <text:p text:style-name="P6"/>
      <text:p text:style-name="P10"/>
      <text:p text:style-name="P12"/>
      <text:p text:style-name="P12"/>
      <text:p text:style-name="P13">If you wish to participate in this procurement you must respond to the Essential and Nice-to-have criteria. You must also confirm when you can start work.</text:p>
      <text:p text:style-name="P13"/>
      <text:p text:style-name="P13">You should use this template to complete your response to the questions below. Any other template used may not be accepted.</text:p>
      <text:p text:style-name="P13"/>
      <text:p text:style-name="P11"><text:span text:style-name="T7">Responses will be evaluated and scored using the scoring method detailed in the Statement of Requirements </text:span><text:span text:style-name="T8">(Attachment 1 in the bid pack).</text:span></text:p>
      <text:p text:style-name="P13"/>
      <text:p text:style-name="P11"><text:span text:style-name="T7">Responses must be uploaded by the closing date for applications </text:span><text:span text:style-name="T4">«Insert Time, Date, Month, Year of #4».</text:span></text:p>
      <text:p text:style-name="P14"/>
      <text:p text:style-name="P14">Responses must be made in English. If you exceed the 750 character count (including spaces) in any response to a question, your application may be considered non-compliant and rejected.</text:p>
      <text:p text:style-name="P14"/>
      <text:p text:style-name="P14">You must be able to respond to all Essential skills and experience for your application to be considered.</text:p>
      <text:p text:style-name="P14"/>
      <text:p text:style-name="P17">Essential skills and experience<text:line-break/></text:p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8">#</text:p>
          </table:table-cell>
          <table:table-cell table:style-name="ESS_5f_SKILL.A1" office:value-type="string">
            <text:p text:style-name="P9">Question</text:p>
          </table:table-cell>
          <table:table-cell table:style-name="ESS_5f_SKILL.C1" office:value-type="string">
            <text:p text:style-name="P9">Weighting %</text:p>
          </table:table-cell>
          <table:table-cell table:style-name="ESS_5f_SKILL.A1" office:value-type="string">
            <text:p text:style-name="P5">Supplier Response (max 750 characters including spaces)</text:p>
          </table:table-cell>
        </table:table-row>
        <table:table-row table:style-name="ESS_5f_SKILL.2">
          <table:table-cell table:style-name="ESS_5f_SKILL.A2" office:value-type="float" office:value="1">
            <text:p text:style-name="P2">1</text:p>
          </table:table-cell>
          <table:table-cell table:style-name="ESS_5f_SKILL.A1" office:value-type="string">
            <text:p text:style-name="P7"><text:span text:style-name="T5">«Insert_</text:span><text:span text:style-name="T4">Technical_Comp_Ess_Skill_Descrip_#</text:span><text:span text:style-name="T5">»</text:span><text:span text:style-name="T9"><text:line-break/></text:span></text:p>
            <text:p text:style-name="P7"/>
          </table:table-cell>
          <table:table-cell table:style-name="ESS_5f_SKILL.C1" office:value-type="string">
            <text:p text:style-name="P7"><text:span text:style-name="T5">«Insert_</text:span><text:span text:style-name="T4">Technical_Comp_Ess_Skill_Weight_#</text:span><text:span text:style-name="T5">»</text:span></text:p>
          </table:table-cell>
          <table:table-cell table:style-name="ESS_5f_SKILL.A1" office:value-type="string">
            <text:p text:style-name="P7"/>
          </table:table-cell>
        </table:table-row>
      </table:table>
      <text:p text:style-name="P15"/>
      <text:p text:style-name="P15"/>
      <text:p text:style-name="P15"/>
      <text:p text:style-name="P17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8">#</text:p>
          </table:table-cell>
          <table:table-cell table:style-name="NICE_5f_TO_5f_HAVE_5f_SKILL.A1" office:value-type="string">
            <text:p text:style-name="P9">Question</text:p>
          </table:table-cell>
          <table:table-cell table:style-name="NICE_5f_TO_5f_HAVE_5f_SKILL.C1" office:value-type="string">
            <text:p text:style-name="P9">Weighting %</text:p>
          </table:table-cell>
          <table:table-cell table:style-name="NICE_5f_TO_5f_HAVE_5f_SKILL.A1" office:value-type="string">
            <text:p text:style-name="P5">Supplier Response (max 750 characters including spaces)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7"><text:span text:style-name="T5">«Insert_</text:span><text:span text:style-name="T4">Technical_Comp_Nice_Skill_Descrip_conditional_#</text:span><text:span text:style-name="T5">»</text:span><text:span text:style-name="T9"><text:line-break/></text:span></text:p>
            <text:p text:style-name="P7"/>
          </table:table-cell>
          <table:table-cell table:style-name="NICE_5f_TO_5f_HAVE_5f_SKILL.C1" office:value-type="string">
            <text:p text:style-name="P7"><text:span text:style-name="T5">«Insert_</text:span><text:span text:style-name="T4">Technical_Comp_Nice_Skill_Weight#_conditional_#</text:span><text:span text:style-name="T5">»</text:span></text:p>
          </table:table-cell>
          <table:table-cell table:style-name="NICE_5f_TO_5f_HAVE_5f_SKILL.A1" office:value-type="string">
            <text:p text:style-name="P7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6"><text:span text:style-name="T10">Provisional procurement timeline</text:span></text:p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Activity</text:p>
          </table:table-cell>
          <table:table-cell table:style-name="Table3.A1" office:value-type="string">
            <text:p text:style-name="P20">Date</text:p>
          </table:table-cell>
        </table:table-row>
        <table:table-row table:style-name="Table3.1">
          <table:table-cell table:style-name="Table3.A1" office:value-type="string">
            <text:p text:style-name="P21">Published</text:p>
          </table:table-cell>
          <table:table-cell table:style-name="Table3.A1" office:value-type="string">
            <text:p text:style-name="P18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2">Deadline for asking questions</text:p>
          </table:table-cell>
          <table:table-cell table:style-name="Table3.A1" office:value-type="string">
            <text:p text:style-name="P18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2">Deadline for publishing clarification responses</text:p>
          </table:table-cell>
          <table:table-cell table:style-name="Table3.A1" office:value-type="string">
            <text:p text:style-name="P18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2">Closing date for applications</text:p>
          </table:table-cell>
          <table:table-cell table:style-name="Table3.A1" office:value-type="string">
            <text:p text:style-name="P18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1">Evaluation of shortlisting responses</text:p>
          </table:table-cell>
          <table:table-cell table:style-name="Table3.A1" office:value-type="string">
            <text:p text:style-name="P18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1">Publication of further assessment documents</text:p>
          </table:table-cell>
          <table:table-cell table:style-name="Table3.A1" office:value-type="string">
            <text:p text:style-name="P18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1">Closing date for written proposals</text:p>
          </table:table-cell>
          <table:table-cell table:style-name="Table3.A1" office:value-type="string">
            <text:p text:style-name="P18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1">Supplier presentations </text:p>
          </table:table-cell>
          <table:table-cell table:style-name="Table3.A1" office:value-type="string">
            <text:p text:style-name="P18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1">Evaluation of further assessment responses</text:p>
          </table:table-cell>
          <table:table-cell table:style-name="Table3.A1" office:value-type="string">
            <text:p text:style-name="P18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1">Standstill period </text:p>
          </table:table-cell>
          <table:table-cell table:style-name="Table3.A1" office:value-type="string">
            <text:p text:style-name="P18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1">Contract award</text:p>
          </table:table-cell>
          <table:table-cell table:style-name="Table3.A1" office:value-type="string">
            <text:p text:style-name="P18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1">Contract signature</text:p>
          </table:table-cell>
          <table:table-cell table:style-name="Table3.A1" office:value-type="string">
            <text:p text:style-name="P18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1">Contract start</text:p>
          </table:table-cell>
          <table:table-cell table:style-name="Table3.A1" office:value-type="string">
            <text:p text:style-name="P18">«Insert Time, Date, Month, Year of #11»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fals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language-complex="zxx" style:country-complex="none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1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00" style:font-name="Arial" fo:font-size="10pt" fo:background-color="#ffffff" style:font-size-asian="10pt" style:font-name-complex="Arial1" style:font-size-complex="10pt" style:font-weight-complex="bold" loext:opacity="100%" loext:char-shading-value="0"/>
    </style:style>
    <style:style style:name="MT3" style:family="text">
      <style:text-properties fo:color="#000000" fo:font-size="10pt" style:font-size-asian="10pt" style:font-size-complex="12.5pt" style:font-weight-complex="bold" loext:opacity="100%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meta:editing-cycles>20</meta:editing-cycles>
    <meta:creation-date>2022-10-11T10:45:00</meta:creation-date>
    <dc:date>2025-05-19T13:09:15</dc:date>
    <meta:editing-duration>PT13M21S</meta:editing-duration>
    <meta:generator>OpenOffice/4.1.15$Unix OpenOffice.org_project/4115m2$Build-9813</meta:generator>
    <meta:document-statistic meta:table-count="3" meta:image-count="0" meta:object-count="0" meta:page-count="3" meta:paragraph-count="64" meta:word-count="376" meta:character-count="2609"/>
    <meta:user-defined meta:name="AppVersion">16.0000</meta:user-defined>
    <meta:template xlink:type="simple" xlink:actuate="onRequest" xlink:title="Normal" xlink:href=""/>
  </office:meta>
</office:document-meta>
</file>